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69ca" officeooo:paragraph-rsid="001f69ca"/>
    </style:style>
    <style:style style:name="P2" style:family="paragraph" style:parent-style-name="Heading_20_2">
      <style:paragraph-properties fo:text-align="start" style:justify-single-word="false"/>
      <style:text-properties officeooo:rsid="001f69ca" officeooo:paragraph-rsid="001f69ca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paragraph-properties fo:text-align="center" style:justify-single-word="false"/>
      <style:text-properties officeooo:rsid="001f69ca" officeooo:paragraph-rsid="001f69ca"/>
    </style:style>
    <style:style style:name="P5" style:family="paragraph" style:parent-style-name="Standard">
      <style:paragraph-properties fo:text-align="start" style:justify-single-word="false"/>
      <style:text-properties officeooo:rsid="001f69ca" officeooo:paragraph-rsid="001f69ca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text-align="start" style:justify-single-word="false"/>
      <style:text-properties officeooo:rsid="001f69ca" officeooo:paragraph-rsid="001f69c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вронен машинен превод </text:p>
      <text:p text:style-name="P1"/>
      <text:p text:style-name="P1">Галя Додова 45 616 </text:p>
      <text:p text:style-name="P1"/>
      <text:p text:style-name="P1"/>
      <text:h text:style-name="P2" text:outline-level="2">Въведение</text:h>
      <text:p text:style-name="Text_20_body">В рамките на този проект беше разработен невронен машинен преводач, който превежда текст от български на английски език. Проектът използва модерни инструменти и библиотеки от екосистемата на Python, включително PyTorch и TorchText, за изграждане и обучение на преводаческата система. Програмният код е написан с използване на Python 3.11, TorchText 0.18.0 и съвместима версия на PyTorch, което осигурява висока производителност и съвместимост с новите функционалности на библиотеките.</text:p>
      <text:h text:style-name="Heading_20_2" text:outline-level="2">Използвани библиотеки и инструменти</text:h>
      <text:h text:style-name="Heading_20_3" text:outline-level="3">Python 3.11</text:h>
      <text:p text:style-name="Text_20_body">Проектът е реализиран на Python 3.11, който е последната стабилна версия на Python. Python 3.11 предлага редица подобрения в производителността и нови функционалности, които улесняват разработката на сложни приложения, включително машинно обучение и обработка на естествен език.</text:p>
      <text:h text:style-name="Heading_20_3" text:outline-level="3">PyTorch и TorchText</text:h>
      <text:list text:style-name="L1">
        <text:list-item>
          <text:p text:style-name="P7"><text:span text:style-name="Strong_20_Emphasis">PyTorch</text:span>: Тази библиотека за дълбочинно обучение осигурява мощни средства за изграждане и обучение на невронни мрежи. За целите на проекта беше използвана версия на PyTorch, съвместима с TorchText 0.18.0.</text:p>
        </text:list-item>
        <text:list-item>
          <text:p text:style-name="P6"><text:span text:style-name="Strong_20_Emphasis">TorchText 0.18.0</text:span>: TorchText е библиотека за обработка на текст, която улеснява създаването на текстови предавания и трансформации, нужни за NLP задачи. Версия 0.18.0 предоставя нови функционалности и подобрения, които са били използвани в проекта.</text:p>
        </text:list-item>
      </text:list>
      <text:h text:style-name="Heading_20_3" text:outline-level="3">SpaCy</text:h>
      <text:p text:style-name="Text_20_body">Използвана е библиотеката SpaCy за токенизация на текста. SpaCy е библиотека за обработка на естествен език, която предлага бърза и ефективна токенизация и обработка на текст. За българския език е използвана версията, разработена от Мелания Бербатова, която осигурява точна и надеждна токенизация на българския текст.</text:p>
      <text:h text:style-name="P2" text:outline-level="2">Описание на кода</text:h>
      <text:p text:style-name="Text_20_body">Проектът включва няколко основни компонента:</text:p>
      <text:h text:style-name="Heading_20_3" text:outline-level="3">1. Импортиране на библиотеки и настройки</text:h>
      <text:p text:style-name="Text_20_body">import torch</text:p>
      <text:p text:style-name="Text_20_body">import torch.nn as nn</text:p>
      <text:p text:style-name="Text_20_body"><text:soft-page-break/>import torch.optim as optim</text:p>
      <text:p text:style-name="Text_20_body">import spacy</text:p>
      <text:p text:style-name="Text_20_body">from torchtext.data.utils import get_tokenizer</text:p>
      <text:p text:style-name="Text_20_body">from torchtext.vocab import build_vocab_from_iterator</text:p>
      <text:p text:style-name="Text_20_body">from torch.utils.data import DataLoader, Dataset</text:p>
      <text:p text:style-name="Text_20_body">import random</text:p>
      <text:p text:style-name="Text_20_body">import math</text:p>
      <text:p text:style-name="Text_20_body">import time</text:p>
      <text:p text:style-name="Text_20_body"/>
      <text:p text:style-name="Text_20_body">Тук се импортират необходимите библиотеки, включително PyTorch, TorchText и SpaCy. Настройките за случайни числа и детерминизъм се конфигурират, за да осигурят повторяемост на експериментите.</text:p>
      <text:h text:style-name="Heading_20_3" text:outline-level="3">2. Токенизация</text:h>
      <text:p text:style-name="Text_20_body">Функциите <text:span text:style-name="Source_20_Text">tokenize_bg</text:span> и <text:span text:style-name="Source_20_Text">tokenize_en</text:span> използват SpaCy за разделяне на текста на токени. Тези функции са специално разработени за работа с българския и английския език.</text:p>
      <text:h text:style-name="Heading_20_3" text:outline-level="3">3. Зареждане на данни</text:h>
      <text:p text:style-name="Text_20_body">Тази част от кода дефинира клас <text:span text:style-name="Source_20_Text">TranslationDataset</text:span>, който зарежда и обработва паралелни текстови файлове (български и английски). Функцията <text:span text:style-name="Source_20_Text">__getitem__</text:span> връща токенизирани изходни и целеви изречения.</text:p>
      <text:h text:style-name="Heading_20_3" text:outline-level="3">4. Изграждане на речници</text:h>
      <text:p text:style-name="Text_20_body">Речниците за изходния и целевия език се създават с помощта на <text:span text:style-name="Source_20_Text">build_vocab_from_iterator</text:span>, което позволява създаването на речници от токенизирани данни.</text:p>
      <text:h text:style-name="Heading_20_3" text:outline-level="3">5. Създаване на DataLoader и функция за пакетиране</text:h>
      <text:p text:style-name="Text_20_body"/>
      <text:p text:style-name="P8">Функцията <text:span text:style-name="Source_20_Text">collate_batch</text:span> обработва пакети от данни, като ги пакетира и добавя падинг. Създаването на <text:span text:style-name="Source_20_Text">DataLoader</text:span> осигурява ефективно зареждане на данните за обучение, валидиране и тестване.</text:p>
      <text:h text:style-name="Heading_20_2" text:outline-level="2">Заключение</text:h>
      <text:p text:style-name="Text_20_body">Проектът демонстрира как да се създаде невронен машинен преводач, използвайки съвременни инструменти и библиотеки от Python екосистемата. Използването на Python 3.11, PyTorch и TorchText, съчетано с библиотеката SpaCy за токенизация, осигурява надеждност и висока производителност. Чрез правилното използване на тези инструменти, проектът предлага ефективен подход за превод между български и английски език.</text:p>
      <text:p text:style-name="P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1:00:09.928906110</meta:creation-date>
    <dc:date>2024-08-30T11:10:11.261627045</dc:date>
    <meta:editing-duration>PT6M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36" meta:word-count="465" meta:character-count="3425" meta:non-whitespace-character-count="2996"/>
  </office:meta>
</office:document-meta>
</file>